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b3b3b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cccc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cccc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weight="bold"/>
    </style:style>
    <style:style style:name="P3" style:family="paragraph">
      <style:paragraph-properties fo:text-align="center"/>
      <style:text-properties fo:font-weight="bold"/>
    </style:style>
    <style:style style:name="T1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5" draw:layer="layout" svg:width="3.696cm" svg:height="1.819cm" svg:x="12.707cm" svg:y="4.789cm">
          <text:p text:style-name="P1"><text:span text:style-name="T1">4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976cm" svg:height="1.799cm" svg:x="17.903cm" svg:y="9.382cm">
          <text:p text:style-name="P1"><text:span text:style-name="T1">birgit</text:span></text:p>
          <draw:enhanced-geometry svg:viewBox="0 0 21600 21600" draw:path-stretchpoint-x="10800" draw:path-stretchpoint-y="10800" draw:text-areas="?f3 ?f4 ?f5 ?f6" draw:type="round-rectangle" draw:modifiers="5494.452773613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4" draw:layer="layout" svg:width="3.696cm" svg:height="2cm" svg:x="17.514cm" svg:y="8.728cm">
          <text:p/>
          <draw:enhanced-geometry svg:viewBox="0 0 21600 21600" draw:type="block-arc" draw:modifiers="179.604018505302 3904.791688541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2" draw:layer="layout" svg:width="2.976cm" svg:height="1.799cm" svg:x="8.933cm" svg:y="9.323cm">
          <text:p text:style-name="P1"><text:span text:style-name="T1">jens</text:span></text:p>
          <draw:enhanced-geometry svg:viewBox="0 0 21600 21600" draw:path-stretchpoint-x="10800" draw:path-stretchpoint-y="10800" draw:text-areas="?f3 ?f4 ?f5 ?f6" draw:type="round-rectangle" draw:modifiers="5494.452773613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2" draw:layer="layout" svg:width="3.696cm" svg:height="2cm" svg:x="8.544cm" svg:y="8.669cm">
          <text:p/>
          <draw:enhanced-geometry svg:viewBox="0 0 21600 21600" draw:type="block-arc" draw:modifiers="179.604018505302 3904.791688541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4" draw:text-style-name="P3" draw:layer="layout" draw:type="line" svg:x1="9.911cm" svg:y1="6.668cm" svg:x2="10.392cm" svg:y2="8.669cm" draw:start-shape="id1" draw:start-glue-point="2" draw:end-shape="id2" draw:end-glue-point="0">
          <text:p/>
        </draw:connector>
        <draw:connector draw:style-name="gr4" draw:text-style-name="P3" draw:layer="layout" draw:type="line" svg:x1="19.318cm" svg:y1="6.609cm" svg:x2="19.362cm" svg:y2="8.728cm" draw:start-shape="id3" draw:start-glue-point="2" draw:end-shape="id4" draw:end-glue-point="0">
          <text:p/>
        </draw:connector>
        <draw:connector draw:style-name="gr4" draw:text-style-name="P3" draw:layer="layout" draw:type="line" svg:x1="14.555cm" svg:y1="6.608cm" svg:x2="10.392cm" svg:y2="8.669cm" draw:start-shape="id5" draw:start-glue-point="2" draw:end-shape="id2" draw:end-glue-point="0">
          <text:p/>
        </draw:connector>
        <draw:connector draw:style-name="gr4" draw:text-style-name="P3" draw:layer="layout" draw:type="line" svg:x1="14.555cm" svg:y1="6.608cm" svg:x2="19.362cm" svg:y2="8.728cm" draw:start-shape="id5" draw:start-glue-point="2" draw:end-shape="id4" draw:end-glue-point="0">
          <text:p/>
        </draw:connector>
        <draw:custom-shape draw:style-name="gr1" draw:text-style-name="P2" draw:id="id3" draw:layer="layout" svg:width="3.696cm" svg:height="1.819cm" svg:x="17.47cm" svg:y="4.79cm">
          <text:p text:style-name="P1"><text:span text:style-name="T1">3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" draw:layer="layout" svg:width="3.696cm" svg:height="1.819cm" svg:x="8.063cm" svg:y="4.849cm">
          <text:p text:style-name="P1"><text:span text:style-name="T1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976cm" svg:height="1.799cm" svg:x="3.583cm" svg:y="9.383cm">
          <text:p text:style-name="P1"><text:span text:style-name="T1">jörg</text:span></text:p>
          <draw:enhanced-geometry svg:viewBox="0 0 21600 21600" draw:path-stretchpoint-x="10800" draw:path-stretchpoint-y="10800" draw:text-areas="?f3 ?f4 ?f5 ?f6" draw:type="round-rectangle" draw:modifiers="5494.452773613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7" draw:layer="layout" svg:width="3.696cm" svg:height="2cm" svg:x="3.194cm" svg:y="8.729cm">
          <text:p/>
          <draw:enhanced-geometry svg:viewBox="0 0 21600 21600" draw:type="block-arc" draw:modifiers="179.604018505302 3904.791688541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2" draw:id="id6" draw:layer="layout" svg:width="3.696cm" svg:height="1.819cm" svg:x="3.066cm" svg:y="4.85cm">
          <text:p text:style-name="P1"><text:span text:style-name="T1">3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4.914cm" svg:y1="6.669cm" svg:x2="5.042cm" svg:y2="8.729cm" draw:start-shape="id6" draw:start-glue-point="2" draw:end-shape="id7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3.8cm" fo:page-height="14.6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Birgit Matthaei</meta:initial-creator>
    <meta:creation-date>2006-04-13T14:56:51</meta:creation-date>
    <dc:date>2006-04-30T15:03:20</dc:date>
    <dc:language>de-DE</dc:language>
    <meta:editing-cycles>7</meta:editing-cycles>
    <meta:editing-duration>PT31M53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